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fo:min-height="13.609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ae234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8ae234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8ae234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ae234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ae234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ae234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ae234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ae234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ae234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3cm" text:min-label-width="0.9cm"/>
        <style:text-properties fo:color="#8ae234" fo:font-size="100%"/>
      </text:list-level-style-number>
      <text:list-level-style-number text:level="2" style:num-suffix="." style:num-format="1" text:start-value="2">
        <style:list-level-properties text:space-before="1.6cm" text:min-label-width="0.8cm"/>
        <style:text-properties fo:color="#8ae234" fo:font-size="100%"/>
      </text:list-level-style-number>
      <text:list-level-style-number text:level="3" style:num-suffix="." style:num-format="1" text:start-value="2">
        <style:list-level-properties text:space-before="3cm" text:min-label-width="0.6cm"/>
        <style:text-properties fo:color="#8ae234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8ae234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8ae234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8ae234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8ae234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8ae234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8ae234" fo:font-size="100%"/>
      </text:list-level-style-number>
    </text:list-style>
  </office:automatic-styles>
  <office:body>
    <office:presentation>
      <draw:page draw:name="page1" draw:style-name="dp1" draw:master-page-name="vihree2" presentation:presentation-page-layout-name="AL1T1">
        <draw:frame presentation:style-name="pr1" draw:text-style-name="P1" draw:layer="layout" svg:width="25.199cm" svg:height="3.256cm" svg:x="1.301cm" svg:y="0.619cm" presentation:class="title" presentation:user-transformed="true">
          <draw:text-box>
            <text:p text:style-name="P1">Jake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ASE04</text:p>
              </text:list-item>
            </text:list>
            <text:list text:style-name="L2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1">Projektauftrag</text:p>
          </draw:text-box>
        </draw:frame>
        <draw:frame presentation:style-name="pr2" draw:layer="layout" svg:width="25.199cm" svg:height="14.609cm" svg:x="1.4cm" svg:y="4.914cm" presentation:class="outline" presentation:user-transformed="true">
          <draw:text-box>
            <text:list text:style-name="L2">
              <text:list-item>
                <text:p text:style-name="P2">2. Phase des Kollaborationsclients</text:p>
              </text:list-item>
            </text:list>
            <text:list text:style-name="L2">
              <text:list-item>
                <text:p text:style-name="P2">Ziele:</text:p>
              </text:list-item>
            </text:list>
            <text:list text:style-name="L2">
              <text:list-item>
                <text:list>
                  <text:list-item>
                    <text:p text:style-name="P4">Networ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ck durch XMPP-Implementierung ersetze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U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nalyse der Programmverwendu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ntwurf gemäß Usabil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Umsetu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ystemintegration in die Betriebssysteme MacOS, Linux, Wind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1">Zusätzliche Requirement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HSQLDB durch Hibernate ersetzen</text:p>
              </text:list-item>
            </text:list>
            <text:list text:style-name="L2">
              <text:list-item>
                <text:p text:style-name="P2">DAOs nicht übernehmen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Zog Neukonzipierung der internen Komponenten nach sich</text:p>
              </text:list-item>
            </text:list>
            <text:list text:style-name="L2">
              <text:list-item>
                <text:p text:style-name="P2">Einarbeiten &amp; Coden der DAOs: &gt; 100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1">Folge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Folgen:</text:p>
              </text:list-item>
            </text:list>
            <text:list text:style-name="L2">
              <text:list-item>
                <text:list>
                  <text:list-item>
                    <text:p text:style-name="P4">Verzögerungen und Probleme seit dem MR2 in den Irs und Projektstatusberichten dokumentiert</text:p>
                  </text:list-item>
                </text:list>
              </text:list-item>
            </text:list>
            <text:list text:style-name="L2">
              <text:list-item>
                <text:p text:style-name="P2">Ursachen</text:p>
              </text:list-item>
            </text:list>
            <text:list text:style-name="L2">
              <text:list-item>
                <text:list>
                  <text:list-item>
                    <text:p text:style-name="P4">Hibernate nicht geeignet für dynamisches Laden und verknüpfen variabler Datenbank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Komplexe Dom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1">Auswirkunge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DAOs konnten erst am 17.1. fertiggestellt werden</text:p>
              </text:list-item>
            </text:list>
            <text:list text:style-name="L2">
              <text:list-item>
                <text:p text:style-name="P2">Die Reimplementierung der davon abhängigen Synchronisation konnte nicht fertiggestellt werden</text:p>
              </text:list-item>
            </text:list>
            <text:list text:style-name="L2">
              <text:list-item>
                <text:p text:style-name="P2">Folgeplan:</text:p>
              </text:list-item>
            </text:list>
            <text:list text:style-name="L2">
              <text:list-item>
                <text:list>
                  <text:list-item>
                    <text:p text:style-name="P4">Projekt wird ohnehin weitergefüh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bschätzung: 20-30h pro Person an Arbeit noch nöt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st-Implementierung innerhalb der nächsten 2 Mon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1">TEIL 2 – Präsentat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Präsentation der fertiggestellten Komponenten</text:p>
              </text:list-item>
            </text:list>
            <text:list text:style-name="L2">
              <text:list-item>
                <text:list>
                  <text:list-item>
                    <text:p text:style-name="P4">GUI, System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XM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1">GUI ....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1">XMPP / ICS</text:p>
          </draw:text-box>
        </draw:frame>
        <draw:frame presentation:style-name="pr2" draw:layer="layout" svg:width="25.199cm" svg:height="14.095cm" svg:x="1.4cm" svg:y="4.914cm" presentation:class="outline" presentation:user-transformed="true">
          <draw:text-box>
            <text:list text:style-name="L2">
              <text:list-item>
                <text:p text:style-name="P2">Ersetzbare Komponentenarchitektur des ICS</text:p>
              </text:list-item>
            </text:list>
            <text:list text:style-name="L2">
              <text:list-item>
                <text:p text:style-name="P2">ICS bietet:</text:p>
              </text:list-item>
            </text:list>
            <text:list text:style-name="L2">
              <text:list-item>
                <text:list>
                  <text:list-item>
                    <text:p text:style-name="P4">Login/Logo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Verwenden einer Nutzergrup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linestatus anzeig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achrichten verschick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roße Inhalte übertragen (z.B. Fil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gistrieren von Benachrichtigungscallbacks (kein Poll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1">ICS-XMPP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Die XMPP-Implementierung bietet darüberhinaus</text:p>
              </text:list-item>
            </text:list>
            <text:list text:style-name="L2">
              <text:list-item>
                <text:list>
                  <text:list-item>
                    <text:p text:style-name="P4">Login an beliebigen XMPP-Serve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uch Google Talk, GMX, etc (tw. Unterschiede in Authentifizierung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enutzergruppe wird in Roster abgeleg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ateitransfers per XEP-0047 (In-ba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1">Zusätzliche ICS-Funktione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In-Band oft langsam (Bandbreitenbegrenzung)</text:p>
              </text:list-item>
            </text:list>
            <text:list text:style-name="L2">
              <text:list-item>
                <text:p text:style-name="P2">Fallback-Architektur für Datentransfers</text:p>
              </text:list-item>
            </text:list>
            <text:list text:style-name="L3">
              <text:list-item>
                <text:list>
                  <text:list-item>
                    <text:p text:style-name="P6">Socketadressen austauschen → P2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Schnell, z.B. in Firmennetze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Inb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ngedacht ist dazwischen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ICE, mittels uPNP durch NA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dp1">
      <draw:frame presentation:style-name="pr1" draw:text-style-name="P3" draw:layer="backgroundobjects" svg:width="25.199cm" svg:height="3.506cm" svg:x="1.301cm" svg:y="0.494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cm" svg:x="1.477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cm" svg:x="9.625cm" svg:y="20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5cm" svg:height="1.448cm" svg:x="25.5cm" svg:y="19.5cm" presentation:class="page-number">
        <draw:text-box>
          <text:p text:style-name="P14"><text:span text:style-name="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hannes Buchner</meta:initial-creator>
    <meta:creation-date>2009-01-21T01:02:46</meta:creation-date>
    <dc:creator>Johannes Buchner</dc:creator>
    <dc:date>2009-01-21T01:21:00</dc:date>
    <dc:language>fi-FI</dc:language>
    <meta:editing-cycles>2</meta:editing-cycles>
    <meta:editing-duration>PT2M34S</meta:editing-duration>
    <meta:template xlink:type="simple" xlink:actuate="onRequest" xlink:href="file:///usr/lib/openoffice/share/template/en-US/presnt/Green.otp" meta:date="2009-01-21T01:02:36"/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